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ans1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9.982cm" style:rel-column-width="37193*"/>
    </style:style>
    <style:style style:name="Table1.B" style:family="table-column">
      <style:table-column-properties style:column-width="7.608cm" style:rel-column-width="28341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2.401cm"/>
    </style:style>
    <style:style style:name="Table2.B" style:family="table-column">
      <style:table-column-properties style:column-width="2.799cm"/>
    </style:style>
    <style:style style:name="Table2.C" style:family="table-column">
      <style:table-column-properties style:column-width="12.39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fo:padding="0.049cm" fo:border="none"/>
    </style:style>
    <style:style style:name="Table2.A3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officeooo:rsid="001e7900" officeooo:paragraph-rsid="0031bb29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8d9c7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89b97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1bb29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2ddc5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f196a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627d5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e5640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officeooo:rsid="001d8d51" officeooo:paragraph-rsid="0042ddc5" style:font-size-asian="11pt" style:font-size-complex="11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officeooo:rsid="00284705" officeooo:paragraph-rsid="0042ddc5" style:font-name-asian="Liberation Sans1" style:font-size-asian="11pt" style:font-name-complex="Liberation Sans1" style:font-size-complex="11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rsid="001e7900" officeooo:paragraph-rsid="005eacb0"/>
    </style:style>
    <style:style style:name="P1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9pt" fo:letter-spacing="normal" fo:font-style="normal" fo:font-weight="normal" style:font-size-asian="9pt" style:font-size-complex="9pt"/>
    </style:style>
    <style:style style:name="P1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9pt" fo:letter-spacing="normal" fo:font-style="normal" fo:font-weight="normal" officeooo:paragraph-rsid="0026c968" style:font-size-asian="9pt" style:font-size-complex="9pt"/>
    </style:style>
    <style:style style:name="P16" style:family="paragraph" style:parent-style-name="Standard">
      <style:text-properties style:font-name="Liberation Sans" fo:font-size="11pt" style:font-size-asian="11pt" style:font-size-complex="11pt"/>
    </style:style>
    <style:style style:name="P17" style:family="paragraph" style:parent-style-name="Table_20_Contents">
      <style:text-properties style:font-name="Liberation Sans" fo:font-size="11pt" style:font-size-asian="11pt" style:font-size-complex="11pt"/>
    </style:style>
    <style:style style:name="P18" style:family="paragraph" style:parent-style-name="Table_20_Contents">
      <style:paragraph-properties fo:text-align="end" style:justify-single-word="false"/>
      <style:text-properties style:font-name="Liberation Sans" fo:font-size="11pt" officeooo:rsid="001d8d51" officeooo:paragraph-rsid="001d8d51" style:font-size-asian="11pt" style:font-size-complex="11pt"/>
    </style:style>
    <style:style style:name="P19" style:family="paragraph" style:parent-style-name="Table_20_Contents">
      <style:text-properties style:font-name="Liberation Sans" fo:font-size="10pt" officeooo:rsid="000a0943" officeooo:paragraph-rsid="000a0943" style:font-size-asian="10pt" style:font-size-complex="10pt"/>
    </style:style>
    <style:style style:name="P20" style:family="paragraph" style:parent-style-name="Table_20_Contents">
      <style:text-properties fo:color="#808080" loext:opacity="100%" style:font-name="Liberation Mono" fo:font-size="9pt" officeooo:rsid="00412547" officeooo:paragraph-rsid="00412547" style:font-size-asian="9pt" style:font-size-complex="9pt"/>
    </style:style>
    <style:style style:name="P21" style:family="paragraph" style:parent-style-name="Table_20_Contents">
      <style:paragraph-properties fo:margin-top="0cm" fo:margin-bottom="0.12cm" style:contextual-spacing="false"/>
      <style:text-properties style:font-name="Liberation Sans" fo:font-size="11pt" officeooo:rsid="001bbb26" officeooo:paragraph-rsid="002eff37" style:font-size-asian="11pt" style:font-size-complex="11pt"/>
    </style:style>
    <style:style style:name="P22" style:family="paragraph" style:parent-style-name="Table_20_Contents">
      <style:paragraph-properties fo:margin-top="0cm" fo:margin-bottom="0.12cm" style:contextual-spacing="false"/>
      <style:text-properties style:font-name="Liberation Sans" fo:font-size="10pt" officeooo:rsid="000a0943" officeooo:paragraph-rsid="000a0943" style:font-size-asian="10pt" style:font-size-complex="10pt"/>
    </style:style>
    <style:style style:name="P23" style:family="paragraph" style:parent-style-name="Table_20_Contents">
      <style:paragraph-properties fo:margin-top="0cm" fo:margin-bottom="0.12cm" style:contextual-spacing="false"/>
      <style:text-properties officeooo:paragraph-rsid="002eff37"/>
    </style:style>
    <style:style style:name="P24" style:family="paragraph" style:parent-style-name="Table_20_Contents">
      <style:paragraph-properties fo:margin-top="0cm" fo:margin-bottom="0.12cm" style:contextual-spacing="false"/>
      <style:text-properties officeooo:paragraph-rsid="00337e97"/>
    </style:style>
    <style:style style:name="P25" style:family="paragraph" style:parent-style-name="Horizontal_20_Line">
      <style:paragraph-properties fo:margin-top="0cm" fo:margin-bottom="0cm" style:contextual-spacing="false"/>
      <style:text-properties style:font-name="Liberation Sans" fo:font-size="11pt" style:font-size-asian="11pt" style:font-size-complex="11pt"/>
    </style:style>
    <style:style style:name="P26" style:family="paragraph" style:parent-style-name="Heading_20_3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Mono" fo:font-size="9pt" fo:letter-spacing="normal" fo:font-style="normal" fo:font-weight="normal" officeooo:paragraph-rsid="0042ddc5" style:font-size-asian="9pt" style:font-size-complex="9pt"/>
    </style:style>
    <style:style style:name="P27" style:family="paragraph" style:parent-style-name="Heading_20_3">
      <style:paragraph-properties fo:margin-top="0cm" fo:margin-bottom="0cm" style:contextual-spacing="false" fo:orphans="2" fo:widows="2"/>
      <style:text-properties officeooo:paragraph-rsid="0042ddc5"/>
    </style:style>
    <style:style style:name="P28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Mono" fo:font-size="9pt" fo:letter-spacing="normal" fo:font-style="normal" fo:font-weight="normal" style:font-size-asian="9pt" style:font-size-complex="9pt"/>
    </style:style>
    <style:style style:name="P29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Mono" fo:font-size="9pt" fo:letter-spacing="normal" style:font-size-asian="9pt" style:font-size-complex="9pt"/>
    </style:style>
    <style:style style:name="P30" style:family="paragraph" style:parent-style-name="Heading_20_2">
      <style:paragraph-properties fo:margin-top="0cm" fo:margin-bottom="0cm" style:contextual-spacing="false"/>
    </style:style>
    <style:style style:name="P31" style:family="paragraph" style:parent-style-name="Text_20_body">
      <style:paragraph-properties fo:margin-top="0cm" fo:margin-bottom="0cm" style:contextual-spacing="false"/>
      <style:text-properties fo:font-variant="normal" fo:text-transform="none" fo:color="#595959" loext:opacity="100%" style:font-name="Liberation Sans" fo:font-size="14pt" fo:letter-spacing="normal" fo:font-style="normal" fo:font-weight="normal" officeooo:rsid="004b5ba7" style:font-name-asian="Songti SC" style:font-size-asian="14pt" style:font-weight-asian="bold" style:font-name-complex="Arial Unicode MS" style:font-size-complex="14pt" style:font-weight-complex="bold"/>
    </style:style>
    <style:style style:name="P32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9pt" fo:letter-spacing="normal" fo:font-style="normal" fo:font-weight="normal" style:font-size-asian="9pt" style:font-size-complex="9pt"/>
    </style:style>
    <style:style style:name="P33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9pt" fo:letter-spacing="normal" style:font-size-asian="9pt" style:font-size-complex="9pt"/>
    </style:style>
    <style:style style:name="P34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9pt" fo:letter-spacing="normal" officeooo:paragraph-rsid="00596145" style:font-size-asian="9pt" style:font-size-complex="9pt"/>
    </style:style>
    <style:style style:name="P35" style:family="paragraph" style:parent-style-name="Preformatted_20_Text">
      <style:paragraph-properties fo:orphans="2" fo:widows="2"/>
      <style:text-properties style:font-name="Liberation Mono" fo:font-size="9pt" style:font-size-asian="9pt" style:font-size-complex="9pt"/>
    </style:style>
    <style:style style:name="P36" style:family="paragraph" style:parent-style-name="Preformatted_20_Text">
      <style:paragraph-properties fo:orphans="2" fo:widows="2"/>
    </style:style>
    <style:style style:name="P37" style:family="paragraph" style:parent-style-name="Preformatted_20_Text">
      <style:paragraph-properties fo:orphans="2" fo:widows="2"/>
      <style:text-properties officeooo:paragraph-rsid="0059c834"/>
    </style:style>
    <style:style style:name="P38" style:family="paragraph" style:parent-style-name="Preformatted_20_Text">
      <style:paragraph-properties fo:orphans="2" fo:widows="2"/>
      <style:text-properties officeooo:paragraph-rsid="005cc1c1"/>
    </style:style>
    <style:style style:name="P39" style:family="paragraph" style:parent-style-name="Tabla">
      <style:paragraph-properties fo:keep-with-next="always"/>
    </style:style>
    <style:style style:name="P40" style:family="paragraph" style:parent-style-name="Text_20_body">
      <style:text-properties style:font-name="Liberation Sans" fo:font-size="11pt" style:font-size-asian="11pt" style:font-size-complex="11pt"/>
    </style:style>
    <style:style style:name="P4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4" style:family="paragraph" style:parent-style-name="Heading_20_2">
      <style:text-properties fo:font-size="14pt" style:font-size-asian="14pt" style:font-size-complex="14pt"/>
    </style:style>
    <style:style style:name="P45" style:family="paragraph" style:parent-style-name="Heading_20_2">
      <style:text-properties fo:font-variant="normal" fo:text-transform="none" fo:color="#595959" loext:opacity="100%" style:font-name="Liberation Sans" fo:font-size="14pt" fo:letter-spacing="normal" fo:font-style="normal" fo:font-weight="normal" officeooo:rsid="0037f141" style:font-name-asian="Songti SC" style:font-size-asian="14pt" style:font-weight-asian="bold" style:font-name-complex="Arial Unicode MS" style:font-size-complex="14pt" style:font-weight-complex="bold"/>
    </style:style>
    <style:style style:name="P46" style:family="paragraph" style:parent-style-name="Heading_20_3">
      <style:text-properties style:font-name="Liberation Sans" fo:font-weight="normal" style:font-weight-asian="normal" style:font-weight-complex="normal"/>
    </style:style>
    <style:style style:name="P47" style:family="paragraph" style:parent-style-name="Contents_20_Heading">
      <style:text-properties fo:font-size="11pt" fo:font-weight="bold" style:font-size-asian="11pt" style:font-weight-asian="bold" style:font-size-complex="11pt" style:font-weight-complex="bold"/>
    </style:style>
    <style:style style:name="P48" style:family="paragraph" style:parent-style-name="Heading_20_2">
      <style:paragraph-properties fo:margin-top="0.152cm" fo:margin-bottom="0.011cm" style:contextual-spacing="false"/>
      <style:text-properties fo:font-variant="normal" fo:text-transform="none" fo:color="#595959" loext:opacity="100%" style:font-name="Liberation Sans" fo:font-size="14pt" fo:letter-spacing="normal" fo:font-style="normal" fo:font-weight="normal" officeooo:rsid="0037f141" style:font-name-asian="Songti SC" style:font-size-asian="14pt" style:font-weight-asian="bold" style:font-name-complex="Arial Unicode MS" style:font-size-complex="14pt" style:font-weight-complex="bold"/>
    </style:style>
    <style:style style:name="P4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f2bd3"/>
    </style:style>
    <style:style style:name="P5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fe7fa"/>
    </style:style>
    <style:style style:name="P51" style:family="paragraph" style:parent-style-name="Heading_20_1">
      <style:text-properties fo:font-size="23pt" fo:font-weight="normal" style:font-size-asian="23pt" style:font-weight-asian="normal" style:font-size-complex="23pt" style:font-weight-complex="normal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fa64b"/>
    </style:style>
    <style:style style:name="T3" style:family="text">
      <style:text-properties fo:font-style="normal" fo:font-weight="normal" officeooo:rsid="00596145"/>
    </style:style>
    <style:style style:name="T4" style:family="text">
      <style:text-properties fo:font-variant="normal" fo:text-transform="none" fo:color="#000000" loext:opacity="100%" style:font-name="Liberation Sans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bd041" style:font-size-asian="11pt" style:font-size-complex="11pt"/>
    </style:style>
    <style:style style:name="T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d8d51" style:font-size-asian="11pt" style:font-size-complex="11pt"/>
    </style:style>
    <style:style style:name="T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bbb26" style:font-size-asian="11pt" style:font-size-complex="11pt"/>
    </style:style>
    <style:style style:name="T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e73a9" style:font-size-asian="11pt" style:font-size-complex="11pt"/>
    </style:style>
    <style:style style:name="T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0ef5c" style:font-size-asian="11pt" style:font-size-complex="11pt"/>
    </style:style>
    <style:style style:name="T1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109e3" style:font-size-asian="11pt" style:font-size-complex="11pt"/>
    </style:style>
    <style:style style:name="T1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231fa" style:font-size-asian="11pt" style:font-size-complex="11pt"/>
    </style:style>
    <style:style style:name="T1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2acf7" style:font-size-asian="11pt" style:font-size-complex="11pt"/>
    </style:style>
    <style:style style:name="T1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3fc80" style:font-size-asian="11pt" style:font-size-complex="11pt"/>
    </style:style>
    <style:style style:name="T1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4ba17" style:font-size-asian="11pt" style:font-size-complex="11pt"/>
    </style:style>
    <style:style style:name="T1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4edfd" style:font-size-asian="11pt" style:font-size-complex="11pt"/>
    </style:style>
    <style:style style:name="T1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61d28" style:font-size-asian="11pt" style:font-size-complex="11pt"/>
    </style:style>
    <style:style style:name="T1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6c968" style:font-size-asian="11pt" style:font-size-complex="11pt"/>
    </style:style>
    <style:style style:name="T1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84705" style:font-size-asian="11pt" style:font-size-complex="11pt"/>
    </style:style>
    <style:style style:name="T1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9c748" style:font-size-asian="11pt" style:font-size-complex="11pt"/>
    </style:style>
    <style:style style:name="T2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ae090" style:font-size-asian="11pt" style:font-size-complex="11pt"/>
    </style:style>
    <style:style style:name="T2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eff37" style:font-size-asian="11pt" style:font-size-complex="11pt"/>
    </style:style>
    <style:style style:name="T2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f363f" style:font-size-asian="11pt" style:font-size-complex="11pt"/>
    </style:style>
    <style:style style:name="T2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37e97" style:font-size-asian="11pt" style:font-size-complex="11pt"/>
    </style:style>
    <style:style style:name="T2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466b4" style:font-size-asian="11pt" style:font-size-complex="11pt"/>
    </style:style>
    <style:style style:name="T2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5325b" style:font-size-asian="11pt" style:font-size-complex="11pt"/>
    </style:style>
    <style:style style:name="T2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89b97" style:font-size-asian="11pt" style:font-size-complex="11pt"/>
    </style:style>
    <style:style style:name="T2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ccf64" style:font-size-asian="11pt" style:font-size-complex="11pt"/>
    </style:style>
    <style:style style:name="T2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1bcaf" style:font-size-asian="11pt" style:font-size-complex="11pt"/>
    </style:style>
    <style:style style:name="T2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06a45" style:font-size-asian="11pt" style:font-size-complex="11pt"/>
    </style:style>
    <style:style style:name="T3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66b01" style:font-size-asian="11pt" style:font-size-complex="11pt"/>
    </style:style>
    <style:style style:name="T3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79dd9" style:font-size-asian="11pt" style:font-size-complex="11pt"/>
    </style:style>
    <style:style style:name="T3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8d9c7" style:font-size-asian="11pt" style:font-size-complex="11pt"/>
    </style:style>
    <style:style style:name="T3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945ef" style:font-size-asian="11pt" style:font-size-complex="11pt"/>
    </style:style>
    <style:style style:name="T3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95f0a" style:font-size-asian="11pt" style:font-size-complex="11pt"/>
    </style:style>
    <style:style style:name="T3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a830a" style:font-size-asian="11pt" style:font-size-complex="11pt"/>
    </style:style>
    <style:style style:name="T3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c1f7e" style:font-size-asian="11pt" style:font-size-complex="11pt"/>
    </style:style>
    <style:style style:name="T3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efed5" style:font-size-asian="11pt" style:font-size-complex="11pt"/>
    </style:style>
    <style:style style:name="T3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12547" style:font-size-asian="11pt" style:font-size-complex="11pt"/>
    </style:style>
    <style:style style:name="T3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9cb6f" style:font-size-asian="11pt" style:font-size-complex="11pt"/>
    </style:style>
    <style:style style:name="T4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b1930" style:font-size-asian="11pt" style:font-size-complex="11pt"/>
    </style:style>
    <style:style style:name="T4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d0185" style:font-size-asian="11pt" style:font-size-complex="11pt"/>
    </style:style>
    <style:style style:name="T4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e7900" style:font-size-asian="11pt" style:font-size-complex="11pt"/>
    </style:style>
    <style:style style:name="T4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f196a" style:font-size-asian="11pt" style:font-size-complex="11pt"/>
    </style:style>
    <style:style style:name="T4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0560a" style:font-size-asian="11pt" style:font-size-complex="11pt"/>
    </style:style>
    <style:style style:name="T4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627d5" style:font-size-asian="11pt" style:font-size-complex="11pt"/>
    </style:style>
    <style:style style:name="T4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e5640" style:font-size-asian="11pt" style:font-size-complex="11pt"/>
    </style:style>
    <style:style style:name="T4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eacb0" style:font-size-asian="11pt" style:font-size-complex="11pt"/>
    </style:style>
    <style:style style:name="T4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f2bd3" style:font-size-asian="11pt" style:font-size-complex="11pt"/>
    </style:style>
    <style:style style:name="T4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fe7fa" style:font-size-asian="11pt" style:font-size-complex="11pt"/>
    </style:style>
    <style:style style:name="T5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02873" style:font-size-asian="11pt" style:font-size-complex="11pt"/>
    </style:style>
    <style:style style:name="T5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bbb26" style:font-name-asian="Liberation Sans1" style:font-size-asian="11pt" style:font-name-complex="Liberation Sans1" style:font-size-complex="11pt"/>
    </style:style>
    <style:style style:name="T5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84705" style:font-name-asian="Liberation Sans1" style:font-size-asian="11pt" style:font-name-complex="Liberation Sans1" style:font-size-complex="11pt"/>
    </style:style>
    <style:style style:name="T5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9c748" style:font-name-asian="Liberation Sans1" style:font-size-asian="11pt" style:font-name-complex="Liberation Sans1" style:font-size-complex="11pt"/>
    </style:style>
    <style:style style:name="T5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9cb6f" style:font-name-asian="Liberation Sans1" style:font-size-asian="11pt" style:font-name-complex="Liberation Sans1" style:font-size-complex="11pt"/>
    </style:style>
    <style:style style:name="T5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4f7cf" style:font-name-asian="Liberation Sans1" style:font-size-asian="11pt" style:font-name-complex="Liberation Sans1" style:font-size-complex="11pt"/>
    </style:style>
    <style:style style:name="T5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f2bd3" style:font-name-asian="Liberation Sans1" style:font-size-asian="11pt" style:font-name-complex="Liberation Sans1" style:font-size-complex="11pt"/>
    </style:style>
    <style:style style:name="T5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6c968" style:font-name-asian="Songti SC" style:font-size-asian="11pt" style:font-weight-asian="bold" style:font-name-complex="Arial Unicode MS" style:font-size-complex="11pt" style:font-weight-complex="bold"/>
    </style:style>
    <style:style style:name="T5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66b01" style:font-name-asian="Songti SC" style:font-size-asian="11pt" style:font-weight-asian="bold" style:font-name-complex="Arial Unicode MS" style:font-size-complex="11pt" style:font-weight-complex="bold"/>
    </style:style>
    <style:style style:name="T5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d8d51" style:font-name-asian="Songti SC" style:font-size-asian="11pt" style:font-weight-asian="bold" style:font-name-complex="Arial Unicode MS" style:font-size-complex="11pt" style:font-weight-complex="bold"/>
    </style:style>
    <style:style style:name="T6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89b97" style:font-name-asian="Songti SC" style:font-size-asian="11pt" style:font-weight-asian="bold" style:font-name-complex="Arial Unicode MS" style:font-size-complex="11pt" style:font-weight-complex="bold"/>
    </style:style>
    <style:style style:name="T6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2ddc5" style:font-name-asian="Songti SC" style:font-size-asian="11pt" style:font-weight-asian="bold" style:font-name-complex="Arial Unicode MS" style:font-size-complex="11pt" style:font-weight-complex="bold"/>
    </style:style>
    <style:style style:name="T6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d0185" style:font-name-asian="Songti SC" style:font-size-asian="11pt" style:font-weight-asian="bold" style:font-name-complex="Arial Unicode MS" style:font-size-complex="11pt" style:font-weight-complex="bold"/>
    </style:style>
    <style:style style:name="T6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f2bb1" style:font-name-asian="Songti SC" style:font-size-asian="11pt" style:font-weight-asian="bold" style:font-name-complex="Arial Unicode MS" style:font-size-complex="11pt" style:font-weight-complex="bold"/>
    </style:style>
    <style:style style:name="T6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12547" style:font-name-asian="Songti SC" style:font-size-asian="11pt" style:font-weight-asian="bold" style:font-name-complex="Arial Unicode MS" style:font-size-complex="11pt" style:font-weight-complex="bold"/>
    </style:style>
    <style:style style:name="T6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945ef" style:font-name-asian="Songti SC" style:font-size-asian="11pt" style:font-weight-asian="bold" style:font-name-complex="Arial Unicode MS" style:font-size-complex="11pt" style:font-weight-complex="bold"/>
    </style:style>
    <style:style style:name="T6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e5640" style:font-name-asian="Songti SC" style:font-size-asian="11pt" style:font-weight-asian="bold" style:font-name-complex="Arial Unicode MS" style:font-size-complex="11pt" style:font-weight-complex="bold"/>
    </style:style>
    <style:style style:name="T67" style:family="text">
      <style:text-properties fo:font-variant="normal" fo:text-transform="none" fo:color="#000000" loext:opacity="100%" style:font-name="Liberation Sans" fo:font-size="11pt" fo:letter-spacing="normal" fo:font-style="normal" style:text-underline-style="none" fo:font-weight="normal" officeooo:rsid="00412547" style:font-size-asian="11pt" style:font-size-complex="11pt"/>
    </style:style>
    <style:style style:name="T68" style:family="text">
      <style:text-properties fo:font-variant="normal" fo:text-transform="none" fo:color="#000000" loext:opacity="100%" style:font-name="Liberation Sans" fo:font-size="14pt" fo:letter-spacing="normal" fo:font-style="normal" fo:font-weight="normal" officeooo:rsid="0042ddc5" style:font-name-asian="Songti SC" style:font-size-asian="14pt" style:font-weight-asian="normal" style:font-name-complex="Arial Unicode MS" style:font-size-complex="14pt" style:font-weight-complex="normal"/>
    </style:style>
    <style:style style:name="T69" style:family="text">
      <style:text-properties fo:font-variant="normal" fo:text-transform="none" fo:color="#000000" loext:opacity="100%" style:font-name="Liberation Mono" fo:font-size="9pt" fo:letter-spacing="normal" fo:font-style="normal" fo:font-weight="normal" style:font-size-asian="9pt" style:font-size-complex="9pt"/>
    </style:style>
    <style:style style:name="T70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01fa64b" style:font-size-asian="9pt" style:font-size-complex="9pt"/>
    </style:style>
    <style:style style:name="T71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05cc1c1" style:font-size-asian="9pt" style:font-size-complex="9pt"/>
    </style:style>
    <style:style style:name="T72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01e7900" style:font-name-asian="Liberation Mono1" style:font-size-asian="9pt" style:font-name-complex="Liberation Mono1" style:font-size-complex="9pt"/>
    </style:style>
    <style:style style:name="T73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01fa64b" style:font-name-asian="Liberation Mono1" style:font-size-asian="9pt" style:font-name-complex="Liberation Mono1" style:font-size-complex="9pt"/>
    </style:style>
    <style:style style:name="T74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059c834" style:font-name-asian="Liberation Mono1" style:font-size-asian="9pt" style:font-name-complex="Liberation Mono1" style:font-size-complex="9pt"/>
    </style:style>
    <style:style style:name="T75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05b76bd" style:font-name-asian="Liberation Mono1" style:font-size-asian="9pt" style:font-name-complex="Liberation Mono1" style:font-size-complex="9pt"/>
    </style:style>
    <style:style style:name="T76" style:family="text">
      <style:text-properties fo:font-variant="normal" fo:text-transform="none" fo:color="#000000" loext:opacity="100%" style:font-name="Liberation Mono" fo:font-size="9pt" fo:letter-spacing="normal" style:font-size-asian="9pt" style:font-size-complex="9pt"/>
    </style:style>
    <style:style style:name="T77" style:family="text">
      <style:text-properties fo:font-variant="normal" fo:text-transform="none" fo:color="#000000" loext:opacity="100%" style:font-name="Liberation Mono" fo:font-size="11pt" fo:letter-spacing="normal" fo:font-style="normal" fo:font-weight="normal" style:font-size-asian="11pt" style:font-size-complex="11pt"/>
    </style:style>
    <style:style style:name="T78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d8d51" style:font-size-asian="11pt" style:font-size-complex="11pt"/>
    </style:style>
    <style:style style:name="T79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2eff37" style:font-size-asian="11pt" style:font-size-complex="11pt"/>
    </style:style>
    <style:style style:name="T80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2f363f" style:font-size-asian="11pt" style:font-size-complex="11pt"/>
    </style:style>
    <style:style style:name="T81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1bb29" style:font-size-asian="11pt" style:font-size-complex="11pt"/>
    </style:style>
    <style:style style:name="T82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06a45" style:font-size-asian="11pt" style:font-size-complex="11pt"/>
    </style:style>
    <style:style style:name="T83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1bcaf" style:font-size-asian="11pt" style:font-size-complex="11pt"/>
    </style:style>
    <style:style style:name="T84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261d28" style:font-size-asian="11pt" style:font-size-complex="11pt"/>
    </style:style>
    <style:style style:name="T85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26c968" style:font-size-asian="11pt" style:font-size-complex="11pt"/>
    </style:style>
    <style:style style:name="T86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a830a" style:font-size-asian="11pt" style:font-size-complex="11pt"/>
    </style:style>
    <style:style style:name="T87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e7900" style:font-size-asian="11pt" style:font-size-complex="11pt"/>
    </style:style>
    <style:style style:name="T88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95f0a" style:font-size-asian="11pt" style:font-size-complex="11pt"/>
    </style:style>
    <style:style style:name="T89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66b01" style:font-name-asian="Songti SC" style:font-size-asian="11pt" style:font-weight-asian="bold" style:font-name-complex="Arial Unicode MS" style:font-size-complex="11pt" style:font-weight-complex="bold"/>
    </style:style>
    <style:style style:name="T90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261d28" style:font-name-asian="Songti SC" style:font-size-asian="11pt" style:font-weight-asian="bold" style:font-name-complex="Arial Unicode MS" style:font-size-complex="11pt" style:font-weight-complex="bold"/>
    </style:style>
    <style:style style:name="T91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26c968" style:font-name-asian="Songti SC" style:font-size-asian="11pt" style:font-weight-asian="bold" style:font-name-complex="Arial Unicode MS" style:font-size-complex="11pt" style:font-weight-complex="bold"/>
    </style:style>
    <style:style style:name="T92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945ef" style:font-name-asian="Songti SC" style:font-size-asian="11pt" style:font-weight-asian="bold" style:font-name-complex="Arial Unicode MS" style:font-size-complex="11pt" style:font-weight-complex="bold"/>
    </style:style>
    <style:style style:name="T93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d8d51" style:font-name-asian="Songti SC" style:font-size-asian="11pt" style:font-weight-asian="bold" style:font-name-complex="Arial Unicode MS" style:font-size-complex="11pt" style:font-weight-complex="bold"/>
    </style:style>
    <style:style style:name="T94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412547" style:font-name-asian="Songti SC" style:font-size-asian="11pt" style:font-weight-asian="bold" style:font-name-complex="Arial Unicode MS" style:font-size-complex="11pt" style:font-weight-complex="bold"/>
    </style:style>
    <style:style style:name="T95" style:family="text">
      <style:text-properties fo:font-variant="normal" fo:text-transform="none" fo:color="#000000" loext:opacity="100%" style:font-name="Liberation Mono" fo:font-size="11pt" fo:letter-spacing="normal" fo:font-style="italic" fo:font-weight="normal" style:font-size-asian="11pt" style:font-style-asian="italic" style:font-size-complex="11pt" style:font-style-complex="italic"/>
    </style:style>
    <style:style style:name="T96" style:family="text">
      <style:text-properties fo:font-variant="normal" fo:text-transform="none" fo:color="#000000" loext:opacity="100%" style:font-name="Liberation Mono" fo:font-size="11pt" fo:letter-spacing="normal" fo:font-style="italic" fo:font-weight="normal" officeooo:rsid="0031bcaf" style:font-size-asian="11pt" style:font-style-asian="italic" style:font-size-complex="11pt" style:font-style-complex="italic"/>
    </style:style>
    <style:style style:name="T97" style:family="text">
      <style:text-properties fo:font-variant="normal" fo:text-transform="none" fo:color="#000000" loext:opacity="100%" style:font-name="Liberation Mono" fo:font-size="11pt" fo:letter-spacing="normal" fo:font-style="italic" fo:font-weight="normal" officeooo:rsid="003a830a" style:font-size-asian="11pt" style:font-style-asian="italic" style:font-size-complex="11pt" style:font-style-complex="italic"/>
    </style:style>
    <style:style style:name="T98" style:family="text">
      <style:text-properties fo:font-variant="normal" fo:text-transform="none" fo:color="#000000" loext:opacity="100%" style:font-name="Liberation Mono" fo:font-size="11pt" fo:letter-spacing="normal" fo:font-style="italic" fo:font-weight="normal" officeooo:rsid="0038d9c7" style:font-size-asian="11pt" style:font-style-asian="italic" style:font-size-complex="11pt" style:font-style-complex="italic"/>
    </style:style>
    <style:style style:name="T99" style:family="text">
      <style:text-properties fo:font-variant="normal" fo:text-transform="none" fo:color="#000000" loext:opacity="100%" style:font-name="Liberation Mono" fo:font-size="14pt" fo:letter-spacing="normal" fo:font-style="normal" fo:font-weight="normal" officeooo:rsid="0042ddc5" style:font-name-asian="Songti SC" style:font-size-asian="14pt" style:font-weight-asian="normal" style:font-name-complex="Arial Unicode MS" style:font-size-complex="14pt" style:font-weight-complex="normal"/>
    </style:style>
    <style:style style:name="T10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261d28" style:font-name-asian="Liberation Sans1" style:font-size-asian="11pt" style:font-name-complex="Liberation Sans1" style:font-size-complex="11pt"/>
    </style:style>
    <style:style style:name="T10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26c968" style:font-name-asian="Liberation Sans1" style:font-size-asian="11pt" style:font-name-complex="Liberation Sans1" style:font-size-complex="11pt"/>
    </style:style>
    <style:style style:name="T10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2ddc5" style:font-name-asian="Liberation Sans1" style:font-size-asian="11pt" style:font-name-complex="Liberation Sans1" style:font-size-complex="11pt"/>
    </style:style>
    <style:style style:name="T10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9cb6f" style:font-name-asian="Liberation Sans1" style:font-size-asian="11pt" style:font-name-complex="Liberation Sans1" style:font-size-complex="11pt"/>
    </style:style>
    <style:style style:name="T10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d8d51" style:font-name-asian="Songti SC" style:font-size-asian="11pt" style:font-weight-asian="bold" style:font-name-complex="Arial Unicode MS" style:font-size-complex="11pt" style:font-weight-complex="bold"/>
    </style:style>
    <style:style style:name="T10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9c748" style:font-name-asian="Liberation Sans1" style:font-size-asian="11pt" style:font-name-complex="Liberation Sans1" style:font-size-complex="11pt"/>
    </style:style>
    <style:style style:name="T106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95f0a" style:font-size-asian="11pt" style:font-size-complex="11pt"/>
    </style:style>
    <style:style style:name="T107" style:family="text">
      <style:text-properties fo:font-variant="normal" fo:text-transform="none" fo:color="#595959" loext:opacity="100%" style:font-name="Liberation Sans" fo:letter-spacing="normal" fo:font-style="normal" fo:font-weight="normal"/>
    </style:style>
    <style:style style:name="T108" style:family="text">
      <style:text-properties fo:font-variant="normal" fo:text-transform="none" fo:color="#595959" loext:opacity="100%" style:font-name="Liberation Sans" fo:letter-spacing="normal" fo:font-style="normal" fo:font-weight="normal" officeooo:rsid="0037f141"/>
    </style:style>
    <style:style style:name="T109" style:family="text">
      <style:text-properties fo:font-variant="normal" fo:text-transform="none" fo:color="#595959" loext:opacity="100%" style:font-name="Liberation Sans" fo:letter-spacing="normal" fo:font-style="normal" fo:font-weight="normal" officeooo:rsid="001e7900" style:font-name-asian="Songti SC" style:font-weight-asian="bold" style:font-name-complex="Arial Unicode MS" style:font-weight-complex="bold"/>
    </style:style>
    <style:style style:name="T110" style:family="text">
      <style:text-properties fo:font-variant="normal" fo:text-transform="none" fo:color="#595959" loext:opacity="100%" style:font-name="Liberation Sans" fo:font-size="14pt" fo:letter-spacing="normal" fo:font-style="normal" fo:font-weight="normal" officeooo:rsid="0037f141" style:font-name-asian="Songti SC" style:font-size-asian="14pt" style:font-weight-asian="bold" style:font-name-complex="Arial Unicode MS" style:font-size-complex="14pt" style:font-weight-complex="bold"/>
    </style:style>
    <style:style style:name="T111" style:family="text">
      <style:text-properties fo:font-variant="normal" fo:text-transform="none" fo:color="#595959" loext:opacity="100%" style:font-name="Liberation Sans" fo:font-size="14pt" fo:letter-spacing="normal" fo:font-style="normal" fo:font-weight="normal" officeooo:rsid="004b5ba7" style:font-name-asian="Songti SC" style:font-size-asian="14pt" style:font-weight-asian="bold" style:font-name-complex="Arial Unicode MS" style:font-size-complex="14pt" style:font-weight-complex="bold"/>
    </style:style>
    <style:style style:name="T112" style:family="text">
      <style:text-properties fo:font-variant="normal" fo:text-transform="none" fo:color="#808080" loext:opacity="100%" style:font-name="Liberation Sans" fo:font-size="11pt" fo:letter-spacing="normal" fo:font-style="normal" fo:font-weight="bold" officeooo:rsid="001bd041" style:font-size-asian="11pt" style:font-weight-asian="bold" style:font-size-complex="11pt" style:font-weight-complex="bold"/>
    </style:style>
    <style:style style:name="T113" style:family="text">
      <style:text-properties fo:font-variant="normal" fo:text-transform="none" fo:color="#808080" loext:opacity="100%" style:font-name="Liberation Mono" fo:font-size="11pt" fo:letter-spacing="normal" fo:font-style="normal" fo:font-weight="bold" style:font-size-asian="11pt" style:font-weight-asian="bold" style:font-size-complex="11pt" style:font-weight-complex="bold"/>
    </style:style>
    <style:style style:name="T114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01d8d51" style:font-size-asian="11pt" style:font-weight-asian="bold" style:font-size-complex="11pt" style:font-weight-complex="bold"/>
    </style:style>
    <style:style style:name="T115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01bbb26" style:font-name-asian="Liberation Sans1" style:font-size-asian="11pt" style:font-weight-asian="bold" style:font-name-complex="Liberation Sans1" style:font-size-complex="11pt" style:font-weight-complex="bold"/>
    </style:style>
    <style:style style:name="T116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117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337e97" style:font-size-asian="11pt" style:font-size-complex="11pt"/>
    </style:style>
    <style:style style:name="T118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1e7900" style:font-size-asian="11pt" style:font-size-complex="11pt"/>
    </style:style>
    <style:style style:name="T119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31bb29" style:font-size-asian="11pt" style:font-size-complex="11pt"/>
    </style:style>
    <style:style style:name="T120" style:family="text">
      <style:text-properties style:font-name="Liberation Sans"/>
    </style:style>
    <style:style style:name="T121" style:family="text">
      <style:text-properties style:font-name="Liberation Sans" fo:font-size="11pt" style:font-size-asian="11pt" style:font-size-complex="11pt"/>
    </style:style>
    <style:style style:name="T122" style:family="text">
      <style:text-properties style:font-name="Liberation Sans" fo:font-size="11pt" officeooo:rsid="0020ef5c" style:font-size-asian="11pt" style:font-size-complex="11pt"/>
    </style:style>
    <style:style style:name="T123" style:family="text">
      <style:text-properties style:font-name="Liberation Sans" fo:font-size="11pt" officeooo:rsid="001bbb26" style:font-size-asian="11pt" style:font-size-complex="11pt"/>
    </style:style>
    <style:style style:name="T124" style:family="text">
      <style:text-properties style:font-name="Liberation Sans" fo:font-size="11pt" officeooo:rsid="002d24ee" style:font-size-asian="11pt" style:font-size-complex="11pt"/>
    </style:style>
    <style:style style:name="T125" style:family="text">
      <style:text-properties style:font-name="Liberation Sans" fo:font-size="11pt" officeooo:rsid="00337e97" style:font-size-asian="11pt" style:font-size-complex="11pt"/>
    </style:style>
    <style:style style:name="T126" style:family="text">
      <style:text-properties style:font-name="Liberation Sans" fo:font-size="11pt" officeooo:rsid="001bd041" style:font-size-asian="11pt" style:font-size-complex="11pt"/>
    </style:style>
    <style:style style:name="T127" style:family="text">
      <style:text-properties style:font-name="Liberation Sans" fo:font-size="11pt" officeooo:rsid="00366b01" style:font-size-asian="11pt" style:font-size-complex="11pt"/>
    </style:style>
    <style:style style:name="T128" style:family="text">
      <style:text-properties style:font-name="Liberation Sans" fo:font-size="11pt" officeooo:rsid="002eff37" style:font-size-asian="11pt" style:font-size-complex="11pt"/>
    </style:style>
    <style:style style:name="T129" style:family="text">
      <style:text-properties style:font-name="Liberation Sans" fo:font-size="11pt" officeooo:rsid="0038d9c7" style:font-size-asian="11pt" style:font-size-complex="11pt"/>
    </style:style>
    <style:style style:name="T130" style:family="text">
      <style:text-properties style:font-name="Liberation Sans" fo:font-size="11pt" officeooo:rsid="00412547" style:font-size-asian="11pt" style:font-size-complex="11pt"/>
    </style:style>
    <style:style style:name="T131" style:family="text">
      <style:text-properties style:font-name="Liberation Sans" fo:font-size="11pt" fo:font-style="italic" officeooo:rsid="001bbb26" style:font-size-asian="11pt" style:font-style-asian="italic" style:font-size-complex="11pt" style:font-style-complex="italic"/>
    </style:style>
    <style:style style:name="T132" style:family="text">
      <style:text-properties style:font-name="Liberation Sans" fo:font-size="11pt" fo:font-style="normal" style:font-size-asian="11pt" style:font-size-complex="11pt"/>
    </style:style>
    <style:style style:name="T133" style:family="text">
      <style:text-properties style:font-name="Liberation Sans" fo:font-size="12pt" fo:font-style="italic" officeooo:rsid="00389b97" style:font-size-asian="12pt" style:font-style-asian="italic" style:font-name-complex="Arial Unicode MS1" style:font-size-complex="12pt" style:font-style-complex="italic"/>
    </style:style>
    <style:style style:name="T134" style:family="text">
      <style:text-properties style:font-name="Liberation Sans" officeooo:rsid="0042ddc5" style:font-name-asian="Songti SC" style:font-weight-asian="bold" style:font-name-complex="Arial Unicode MS" style:font-weight-complex="bold"/>
    </style:style>
    <style:style style:name="T135" style:family="text">
      <style:text-properties style:font-name="Liberation Sans" officeooo:rsid="00366b01" style:font-name-asian="Songti SC" style:font-weight-asian="bold" style:font-name-complex="Arial Unicode MS" style:font-weight-complex="bold"/>
    </style:style>
    <style:style style:name="T136" style:family="text">
      <style:text-properties style:font-name="Liberation Sans" fo:font-size="14pt" officeooo:rsid="0042ddc5" style:font-name-asian="Songti SC" style:font-size-asian="14pt" style:font-weight-asian="normal" style:font-name-complex="Arial Unicode MS" style:font-size-complex="14pt" style:font-weight-complex="normal"/>
    </style:style>
    <style:style style:name="T137" style:family="text">
      <style:text-properties style:font-name="Liberation Mono"/>
    </style:style>
    <style:style style:name="T138" style:family="text">
      <style:text-properties style:font-name="Liberation Mono" fo:font-size="11pt" officeooo:rsid="001bbb26" style:font-size-asian="11pt" style:font-size-complex="11pt"/>
    </style:style>
    <style:style style:name="T139" style:family="text">
      <style:text-properties style:font-name="Liberation Mono" fo:font-size="11pt" officeooo:rsid="002d24ee" style:font-size-asian="11pt" style:font-size-complex="11pt"/>
    </style:style>
    <style:style style:name="T140" style:family="text">
      <style:text-properties style:font-name="Liberation Mono" fo:font-size="11pt" officeooo:rsid="00412547" style:font-size-asian="11pt" style:font-size-complex="11pt"/>
    </style:style>
    <style:style style:name="T141" style:family="text">
      <style:text-properties style:font-name="Liberation Mono" fo:font-style="italic" style:font-style-asian="italic" style:font-style-complex="italic"/>
    </style:style>
    <style:style style:name="T142" style:family="text">
      <style:text-properties style:font-name="Liberation Mono" officeooo:rsid="00366b01" style:font-name-asian="Songti SC" style:font-weight-asian="bold" style:font-name-complex="Arial Unicode MS" style:font-weight-complex="bold"/>
    </style:style>
    <style:style style:name="T143" style:family="text">
      <style:text-properties style:font-name="Liberation Mono" fo:font-size="10pt" style:font-size-asian="10pt" style:font-size-complex="10pt"/>
    </style:style>
    <style:style style:name="T144" style:family="text">
      <style:text-properties style:font-name="Liberation Mono" officeooo:rsid="0042ddc5"/>
    </style:style>
    <style:style style:name="T145" style:family="text">
      <style:text-properties style:font-name="Liberation Mono" fo:font-size="14pt" officeooo:rsid="0042ddc5" style:font-name-asian="Songti SC" style:font-size-asian="14pt" style:font-weight-asian="normal" style:font-name-complex="Arial Unicode MS" style:font-size-complex="14pt" style:font-weight-complex="normal"/>
    </style:style>
    <style:style style:name="T146" style:family="text">
      <style:text-properties officeooo:rsid="001fa64b"/>
    </style:style>
    <style:style style:name="T147" style:family="text">
      <style:text-properties officeooo:rsid="0020ef5c"/>
    </style:style>
    <style:style style:name="T148" style:family="text">
      <style:text-properties fo:color="#808080" loext:opacity="100%" style:font-name="Liberation Mono" fo:font-size="11pt" fo:font-weight="bold" officeooo:rsid="001bbb26" style:font-size-asian="11pt" style:font-weight-asian="bold" style:font-size-complex="11pt" style:font-weight-complex="bold"/>
    </style:style>
    <style:style style:name="T149" style:family="text">
      <style:text-properties fo:color="#808080" loext:opacity="100%" style:font-name="Liberation Mono" fo:font-size="9pt" officeooo:rsid="0037f141" style:font-size-asian="9pt" style:font-size-complex="9pt"/>
    </style:style>
    <style:style style:name="T150" style:family="text">
      <style:text-properties fo:color="#808080" loext:opacity="100%" style:font-name="Liberation Mono" fo:font-size="9pt" officeooo:rsid="00477d7d" style:font-size-asian="9pt" style:font-size-complex="9pt"/>
    </style:style>
    <style:style style:name="T151" style:family="text">
      <style:text-properties fo:color="#808080" loext:opacity="100%" style:font-name="Liberation Mono" fo:font-weight="bold" officeooo:rsid="00366b01" style:font-name-asian="Songti SC" style:font-weight-asian="bold" style:font-name-complex="Arial Unicode MS" style:font-weight-complex="bold"/>
    </style:style>
    <style:style style:name="T152" style:family="text">
      <style:text-properties fo:color="#000080" loext:opacity="100%" style:font-name="Liberation Mono" fo:font-size="11pt" style:text-underline-style="solid" style:text-underline-width="auto" style:text-underline-color="font-color" officeooo:rsid="001bbb26" style:font-size-asian="11pt" style:font-size-complex="11pt"/>
    </style:style>
    <style:style style:name="T153" style:family="text">
      <style:text-properties officeooo:rsid="00284705"/>
    </style:style>
    <style:style style:name="T154" style:family="text">
      <style:text-properties officeooo:rsid="00366b01"/>
    </style:style>
    <style:style style:name="T155" style:family="text">
      <style:text-properties officeooo:rsid="002ccf64" style:font-name-asian="Songti SC" style:font-weight-asian="bold" style:font-name-complex="Arial Unicode MS" style:font-weight-complex="bold"/>
    </style:style>
    <style:style style:name="T156" style:family="text">
      <style:text-properties officeooo:rsid="0042ddc5" style:font-name-asian="Songti SC" style:font-weight-asian="bold" style:font-name-complex="Arial Unicode MS" style:font-weight-complex="bold"/>
    </style:style>
    <style:style style:name="T157" style:family="text">
      <style:text-properties officeooo:rsid="0042ddc5"/>
    </style:style>
    <style:style style:name="T158" style:family="text">
      <style:text-properties officeooo:rsid="005f2bd3"/>
    </style:style>
    <style:style style:name="T159" style:family="text">
      <style:text-properties officeooo:rsid="005fe7f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a"/>
      </text:sequence-decls>
      <text:p text:style-name="P16"/>
      <table:table table:name="Table1" table:style-name="Table1">
        <table:table-column table:style-name="Table1.A"/>
        <table:table-column table:style-name="Table1.B"/>
        <table:table-row table:style-name="TableLine105553170456320">
          <table:table-cell table:style-name="Table1.A1" office:value-type="string">
            <text:p text:style-name="P17"><text:span text:style-name="T137">numeric_version</text:span> {<text:span text:style-name="T141">base</text:span>} <text:span text:style-name="T149">versión_</text:span><text:span text:style-name="T150">numérica</text:span></text:p>
          </table:table-cell>
          <table:table-cell table:style-name="Table1.A1" office:value-type="string">
            <text:p text:style-name="P18">Documentación de R</text:p>
          </table:table-cell>
        </table:table-row>
      </table:table>
      <text:h text:style-name="P51" text:outline-level="1"><text:bookmark-start text:name="__RefHeading___Toc3975_2593559624"/><text:span text:style-name="T147">Números de versión</text:span> <text:span text:style-name="T146">del lenguaje, </text:span><text:span text:style-name="T153">los paquetes y sus funciones</text:span><text:bookmark-end text:name="__RefHeading___Toc3975_2593559624"/></text:h>
      <text:h text:style-name="P45" text:outline-level="2"><text:bookmark-start text:name="__RefHeading___Toc3977_2593559624"/>1. Descripción<text:bookmark-end text:name="__RefHeading___Toc3977_2593559624"/></text:h>
      <text:p text:style-name="P49"><text:span text:style-name="T17">Las f</text:span><text:span text:style-name="T16">unciones </text:span><text:span text:style-name="T84">R_system_version</text:span><text:span text:style-name="T85">()</text:span><text:span text:style-name="T17">, </text:span><text:span text:style-name="T85">package_version()</text:span><text:span text:style-name="T17"> y </text:span><text:span text:style-name="T85">numeric_version()</text:span><text:span text:style-name="T17"> crean </text:span><text:span text:style-name="T44">objetos con </text:span><text:span text:style-name="T45">representaciones de</text:span><text:span text:style-name="T7"> </text:span><text:span text:style-name="T8">l</text:span><text:span text:style-name="T13">os números de versión</text:span><text:span text:style-name="T7"> </text:span><text:span text:style-name="T26">d</text:span><text:span text:style-name="T18">el</text:span><text:span text:style-name="T9"> lenguaje,</text:span><text:span text:style-name="T18"> los</text:span><text:span text:style-name="T7"> paquetes y</text:span><text:span text:style-name="T17"> sus métodos </text:span><text:span text:style-name="T19">asociados</text:span><text:span text:style-name="T17">, respectivamente, </text:span><text:span text:style-name="T39">a partir de cadenas de caracteres</text:span><text:span text:style-name="T17">. </text:span><text:span text:style-name="T45">Las representaciones</text:span><text:span text:style-name="T52"> </text:span><text:span text:style-name="T53">están </text:span><text:span text:style-name="T100">basad</text:span><text:span text:style-name="T101">a</text:span><text:span text:style-name="T100">s </text:span><text:span text:style-name="T103">en</text:span><text:span text:style-name="T100"> </text:span><text:span text:style-name="T102">la</text:span><text:span text:style-name="T51"> clase simple <text:s/>de </text:span><text:span text:style-name="T115">S3</text:span><text:span text:style-name="T51"> </text:span><text:span text:style-name="T56">denominada </text:span><text:span text:style-name="T93">"</text:span><text:span text:style-name="T92">numeric</text:span><text:span text:style-name="T90">_version</text:span><text:span text:style-name="T93">"</text:span><text:span text:style-name="T59"> </text:span><text:span text:style-name="T53">y</text:span><text:span text:style-name="T53"> son</text:span><text:span text:style-name="T52"> susceptibles </text:span><text:span text:style-name="T53">a</text:span><text:span text:style-name="T52"> operaciones </text:span><text:span text:style-name="T54">aritméticas</text:span><text:span text:style-name="T53"> </text:span><text:span text:style-name="T55">básicas</text:span><text:span text:style-name="T53"> de tipo</text:span><text:span text:style-name="T52"> comparati</text:span><text:span text:style-name="T53">vo</text:span><text:span text:style-name="T52">.</text:span></text:p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7">Índice</text:p>
          </text:index-title>
          <text:p text:style-name="P41"><text:a xlink:type="simple" xlink:href="#__RefHeading___Toc3975_2593559624" text:style-name="Index_20_Link" text:visited-style-name="Index_20_Link"><text:span text:style-name="T121">Números de versión del lenguaje, los paquetes y sus funciones<text:tab/>1</text:span></text:a></text:p>
          <text:p text:style-name="P42"><text:a xlink:type="simple" xlink:href="#__RefHeading___Toc3977_2593559624" text:style-name="Index_20_Link" text:visited-style-name="Index_20_Link"><text:span text:style-name="T121">1. Descripción<text:tab/>1</text:span></text:a></text:p>
          <text:p text:style-name="P42"><text:a xlink:type="simple" xlink:href="#__RefHeading___Toc3979_2593559624" text:style-name="Index_20_Link" text:visited-style-name="Index_20_Link"><text:span text:style-name="T121">2. Utilización<text:tab/>1</text:span></text:a></text:p>
          <text:p text:style-name="P42"><text:a xlink:type="simple" xlink:href="#__RefHeading___Toc3981_2593559624" text:style-name="Index_20_Link" text:visited-style-name="Index_20_Link"><text:span text:style-name="T121">3. Argumentos<text:tab/>1</text:span></text:a></text:p>
          <text:p text:style-name="P42"><text:a xlink:type="simple" xlink:href="#__RefHeading___Toc3983_2593559624" text:style-name="Index_20_Link" text:visited-style-name="Index_20_Link"><text:span text:style-name="T121">4. Detalles<text:tab/>2</text:span></text:a></text:p>
          <text:p text:style-name="P42"><text:a xlink:type="simple" xlink:href="#__RefHeading___Toc3985_2593559624" text:style-name="Index_20_Link" text:visited-style-name="Index_20_Link"><text:span text:style-name="T121">5. Valor devuelto<text:tab/>2</text:span></text:a></text:p>
          <text:p text:style-name="P42"><text:a xlink:type="simple" xlink:href="#__RefHeading___Toc3987_2593559624" text:style-name="Index_20_Link" text:visited-style-name="Index_20_Link"><text:span text:style-name="T121">6. También véase<text:tab/>3</text:span></text:a></text:p>
          <text:p text:style-name="P42"><text:a xlink:type="simple" xlink:href="#__RefHeading___Toc3989_2593559624" text:style-name="Index_20_Link" text:visited-style-name="Index_20_Link"><text:span text:style-name="T132">7. Ejemplos</text:span></text:a><text:a xlink:type="simple" xlink:href="#__RefHeading___Toc3989_2593559624" text:style-name="Index_20_Link" text:visited-style-name="Index_20_Link"><text:span text:style-name="T121"><text:tab/>3</text:span></text:a></text:p>
          <text:p text:style-name="P42"><text:a xlink:type="simple" xlink:href="#__RefHeading___Toc3991_2593559624" text:style-name="Index_20_Link" text:visited-style-name="Index_20_Link"><text:span text:style-name="T121">7. Código fuente<text:tab/>3</text:span></text:a></text:p>
          <text:p text:style-name="P43"><text:a xlink:type="simple" xlink:href="#__RefHeading___Toc3993_2593559624" text:style-name="Index_20_Link" text:visited-style-name="Index_20_Link"><text:span text:style-name="T121">A. R_system_version()<text:tab/>3</text:span></text:a></text:p>
          <text:p text:style-name="P43"><text:a xlink:type="simple" xlink:href="#__RefHeading___Toc3995_2593559624" text:style-name="Index_20_Link" text:visited-style-name="Index_20_Link"><text:span text:style-name="T132">B. package_version()</text:span></text:a><text:a xlink:type="simple" xlink:href="#__RefHeading___Toc3995_2593559624" text:style-name="Index_20_Link" text:visited-style-name="Index_20_Link"><text:span text:style-name="T121"><text:tab/>3</text:span></text:a></text:p>
          <text:p text:style-name="P43"><text:a xlink:type="simple" xlink:href="#__RefHeading___Toc3997_2593559624" text:style-name="Index_20_Link" text:visited-style-name="Index_20_Link"><text:span text:style-name="T121">C. numeric_version()<text:tab/>4</text:span></text:a></text:p>
        </text:index-body>
      </text:table-of-content>
      <text:p text:style-name="P12"/>
      <text:h text:style-name="P30" text:outline-level="2"><text:bookmark-start text:name="__RefHeading___Toc3979_2593559624"/><text:span text:style-name="T110">2. </text:span><text:span text:style-name="T111">Forma de uso o sintaxis</text:span><text:bookmark-end text:name="__RefHeading___Toc3979_2593559624"/></text:h>
      <text:p text:style-name="P31"/>
      <text:p text:style-name="P15">R_system_version(x, strict = TRUE)</text:p>
      <text:p text:style-name="P15">package_version(x, strict = TRUE)</text:p>
      <text:p text:style-name="P14">numeric_version(x, strict = TRUE)</text:p>
      <text:p text:style-name="P28"/>
      <text:p text:style-name="P28">getRversion()</text:p>
      <text:h text:style-name="P48" text:outline-level="2"/>
      <text:h text:style-name="P48" text:outline-level="2"><text:bookmark-start text:name="__RefHeading___Toc3981_2593559624"/>3. Argumentos<text:bookmark-end text:name="__RefHeading___Toc3981_2593559624"/></text:h>
      <text:p text:style-name="P39"><text:span text:style-name="T120">Tabla </text:span><text:span text:style-name="T120"><text:sequence text:ref-name="refTabla0" text:name="Tabla" text:formula="ooow:Tabla+1" style:num-format="1">1</text:sequence></text:span><text:span text:style-name="T120">. Argumentos para las funciones </text:span><text:span text:style-name="T133">de creación de</text:span><text:span text:style-name="T120"> números de versió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105553170462720">
            <table:table-cell table:style-name="Table2.A1" office:value-type="string">
              <text:p text:style-name="P19">Argumento</text:p>
            </table:table-cell>
            <table:table-cell table:style-name="Table2.A1" office:value-type="string">
              <text:p text:style-name="P22"><text:span text:style-name="T154">Tipo de v</text:span>alor esperado</text:p>
            </table:table-cell>
            <table:table-cell table:style-name="Table2.A1" office:value-type="string">
              <text:p text:style-name="P22">Descripción</text:p>
            </table:table-cell>
          </table:table-row>
        </table:table-header-rows>
        <table:table-row table:style-name="TableLine105553169046528">
          <table:table-cell table:style-name="Table2.A2" office:value-type="string">
            <text:p text:style-name="Table_20_Contents"><text:span text:style-name="Source_20_Text"><text:span text:style-name="T143">x</text:span></text:span></text:p>
            <text:p text:style-name="P20">x</text:p>
          </table:table-cell>
          <table:table-cell table:style-name="Table2.B2" office:value-type="string">
            <text:p text:style-name="P23"><text:span text:style-name="T127">Cadena de c</text:span><text:span text:style-name="T124">arácte</text:span><text:span text:style-name="T127">res</text:span></text:p>
          </table:table-cell>
          <table:table-cell table:style-name="Table2.B2" office:value-type="string">
            <text:p text:style-name="P23"><text:span text:style-name="T129">Una o varias cadenas</text:span><text:span text:style-name="T123"> de tex</text:span><text:span text:style-name="T122">t</text:span><text:span text:style-name="T123">o que representen </text:span><text:span text:style-name="T122">número</text:span><text:span text:style-name="T124">s</text:span><text:span text:style-name="T122"> de versión</text:span><text:span text:style-name="T123"> (véase la sección </text:span><text:span text:style-name="T131">Detalles</text:span><text:span text:style-name="T123">). </text:span><text:span text:style-name="T125">La función</text:span><text:span text:style-name="T123"> </text:span><text:span text:style-name="T138">package_version</text:span><text:span text:style-name="T139">()</text:span><text:span text:style-name="T124"> también acepta </text:span><text:span text:style-name="T128">de manera alternativa</text:span><text:span text:style-name="T123"> un objeto de versión de </text:span><text:span text:style-name="T148">R</text:span><text:span text:style-name="T123"> </text:span><text:span text:style-name="T125">como el que se </text:span><text:soft-page-break/><text:span text:style-name="T125">obtiene con</text:span><text:span text:style-name="T123"> </text:span><text:span text:style-name="T152">R.version</text:span><text:span text:style-name="T123">.</text:span></text:p>
          </table:table-cell>
        </table:table-row>
        <table:table-row table:style-name="TableLine105553169051392">
          <table:table-cell table:style-name="Table2.A3" office:value-type="string">
            <text:p text:style-name="Table_20_Contents"><text:span text:style-name="Source_20_Text"><text:span text:style-name="T143">strict</text:span></text:span></text:p>
            <text:p text:style-name="P20">validacion.estricta</text:p>
          </table:table-cell>
          <table:table-cell table:style-name="Table2.A3" office:value-type="string">
            <text:p text:style-name="P21">Valor lógico </text:p>
          </table:table-cell>
          <table:table-cell table:style-name="Table2.A3" office:value-type="string">
            <text:p text:style-name="P24"><text:span text:style-name="T123">Un valor lógico que indica si </text:span><text:span text:style-name="T125">los números de versión </text:span><text:span text:style-name="T130">deberán ser validados de manera estricta y, en consecuencia, si los valores </text:span><text:span text:style-name="T126">in</text:span><text:span text:style-name="T123">válid</text:span><text:span text:style-name="T125">o</text:span><text:span text:style-name="T123">s </text:span><text:span text:style-name="T126">deberán devolver </text:span><text:span text:style-name="T127">o </text:span><text:span text:style-name="T126">no</text:span><text:span text:style-name="T127"> un error</text:span><text:span text:style-name="T126">. </text:span><text:span text:style-name="T125">E</text:span><text:span text:style-name="T126">l </text:span><text:span text:style-name="T125">valor</text:span><text:span text:style-name="T126"> predeterminado </text:span><text:span text:style-name="T125">es igual a verdadero </text:span><text:span text:style-name="T130">(</text:span><text:span text:style-name="T140">TRUE</text:span><text:span text:style-name="T130">)</text:span><text:span text:style-name="T125">.</text:span></text:p>
          </table:table-cell>
        </table:table-row>
      </table:table>
      <text:h text:style-name="P45" text:outline-level="2"><text:bookmark-start text:name="__RefHeading___Toc3983_2593559624"/>4. Detalles<text:bookmark-end text:name="__RefHeading___Toc3983_2593559624"/></text:h>
      <text:p text:style-name="P8"><text:span text:style-name="T5">L</text:span><text:span text:style-name="T10">os números de versión</text:span><text:span text:style-name="T5"> son secuencias </text:span><text:span text:style-name="T20">concatenadas de</text:span><text:span text:style-name="T5"> uno o más enteros no negativos </text:span><text:span text:style-name="T11">que indican </text:span><text:span text:style-name="T40">el orden de</text:span><text:span text:style-name="T12"> acumulación de cambios en el</text:span><text:span text:style-name="T11"> lenguaje, </text:span><text:span text:style-name="T12">un paquete </text:span><text:span text:style-name="T23">o alguna de </text:span><text:span text:style-name="T45">las</text:span><text:span text:style-name="T23"> funciones </text:span><text:span text:style-name="T13">de </text:span><text:span text:style-name="T112">R</text:span><text:span text:style-name="T11">.</text:span><text:span text:style-name="T5"> </text:span><text:span text:style-name="T11">Están representados por un</text:span><text:span text:style-name="T14">a</text:span><text:span text:style-name="T11"> cadena de caracteres </text:span><text:span text:style-name="T13">que contiene</text:span><text:span text:style-name="T11"> números separados por</text:span><text:span text:style-name="T5"> un punto ( . ) o guión corto ( - ).</text:span><text:span text:style-name="T11"> </text:span><text:span text:style-name="T5">L</text:span><text:span text:style-name="T13">os números de versión</text:span><text:span text:style-name="T5"> de los paquetes </text:span><text:span text:style-name="T23">o </text:span><text:span text:style-name="T41">de</text:span><text:span text:style-name="T23"> </text:span><text:span text:style-name="T32">las</text:span><text:span text:style-name="T23"> funciones</text:span><text:span text:style-name="T5"> consisten en, al menos, dos enteros </text:span><text:span text:style-name="T11">unidos de esta manera.</text:span><text:span text:style-name="T5"> </text:span><text:span text:style-name="T48">De manera similar, </text:span><text:span text:style-name="T21">los</text:span><text:span text:style-name="T14"> número</text:span><text:span text:style-name="T21">s</text:span><text:span text:style-name="T14"> de</text:span><text:span text:style-name="T5"> versión </text:span><text:span text:style-name="T48">del lenguaje o de los paquetes</text:span><text:span text:style-name="T5"> </text:span><text:span text:style-name="T41">consisten</text:span><text:span text:style-name="T5"> en exactamente tres </text:span><text:span text:style-name="T11">enteros con</text:span><text:span text:style-name="T13">c</text:span><text:span text:style-name="T11">atenados: </text:span><text:span text:style-name="T14">el primer elemento representa el número </text:span><text:span text:style-name="T16">de</text:span><text:span text:style-name="T6"> </text:span><text:span text:style-name="T11">versión</text:span><text:span text:style-name="T6"> principal </text:span><text:span text:style-name="T21">(</text:span><text:span text:style-name="T79">major</text:span><text:span text:style-name="T21">)</text:span><text:span text:style-name="T6">; </text:span><text:span text:style-name="T14">el segundo </text:span><text:span text:style-name="T45">a </text:span><text:span text:style-name="T14">la </text:span><text:span text:style-name="T11">versión </text:span><text:span text:style-name="T6">secundaria </text:span><text:span text:style-name="T21">(</text:span><text:span text:style-name="T79">minor</text:span><text:span text:style-name="T21">)</text:span><text:span text:style-name="T6"> y </text:span><text:span text:style-name="T14">el tercero </text:span><text:span text:style-name="T45">a</text:span><text:span text:style-name="T14">l número de</text:span><text:span text:style-name="T6"> revisión o parche </text:span><text:span text:style-name="T21">(</text:span><text:span text:style-name="T79">patchlevel</text:span><text:span text:style-name="T21">)</text:span><text:span text:style-name="T6">. </text:span><text:span text:style-name="T37">El número de versión de un paquete </text:span><text:span text:style-name="T41">específico</text:span><text:span text:style-name="T14"> puede consultarse</text:span><text:span text:style-name="T15"> en el vínculo que dirige al archivo ‘DESCRIPTION’</text:span><text:span text:style-name="T14"> </text:span><text:span text:style-name="T41">ubicado </text:span><text:span text:style-name="T14">en la página principal de </text:span><text:span text:style-name="T15">la</text:span><text:span text:style-name="T14"> documentación </text:span><text:span text:style-name="T15">del paquete.</text:span></text:p>
      <text:p text:style-name="P3"><text:span text:style-name="T20">L</text:span><text:span text:style-name="T6">as funciones </text:span><text:span text:style-name="T78">R_system_version()</text:span><text:span text:style-name="T6">, </text:span><text:span text:style-name="T78">package_version()</text:span><text:span text:style-name="T6"> y </text:span><text:span text:style-name="T78">numeric_version()</text:span><text:span text:style-name="T6"> crea</text:span><text:span text:style-name="T16">rán, </text:span><text:span text:style-name="T41">de ser adecuado</text:span><text:span text:style-name="T16">,</text:span><text:span text:style-name="T6"> una representación de </text:span><text:span text:style-name="T16">los números de versión correspondiente</text:span><text:span text:style-name="T20">s </text:span><text:span text:style-name="T24">al lenguaje, los paquetes o las funciones</text:span><text:span text:style-name="T20"> </text:span><text:span text:style-name="T16">a partir de</text:span><text:span text:style-name="T6"> cadenas de caractere</text:span><text:span text:style-name="T16">s que contengan las características referidas </text:span><text:span text:style-name="T36">anteriormente</text:span><text:span text:style-name="T16">. </text:span><text:span text:style-name="T20">El resultado </text:span><text:span text:style-name="T24">será</text:span><text:span text:style-name="T25"> un</text:span><text:span text:style-name="T20"> objeto cuyos elementos </text:span><text:span text:style-name="T24">podrán</text:span><text:span text:style-name="T20"> ser</text:span><text:span text:style-name="T6"> coacci</text:span><text:span text:style-name="T20">onados</text:span><text:span text:style-name="T6">, </text:span><text:span text:style-name="T20">comprobados</text:span><text:span text:style-name="T6">, combina</text:span><text:span text:style-name="T20">dos o</text:span><text:span text:style-name="T6"> compara</text:span><text:span text:style-name="T20">dos </text:span><text:span text:style-name="T36">con otras funciones</text:span><text:span text:style-name="T20">; </text:span><text:span text:style-name="T36">y que </text:span><text:span text:style-name="T21">también </text:span><text:span text:style-name="T36">aceptarán el cálculo de</text:span><text:span text:style-name="T20"> algunas </text:span><text:span text:style-name="T32">estadísticas</text:span><text:span text:style-name="T20"> de resumen</text:span><text:span text:style-name="T6"> (como </text:span><text:span text:style-name="T20">el </text:span><text:span text:style-name="T6">máximo y </text:span><text:span text:style-name="T25">el</text:span><text:span text:style-name="T6"> mínimo), </text:span><text:span text:style-name="T36">y podrán </text:span><text:span text:style-name="T20">ser</text:span><text:span text:style-name="T6"> incluid</text:span><text:span text:style-name="T32">o</text:span><text:span text:style-name="T6">s en estructuras de datos </text:span><text:span text:style-name="T22">de tipo </text:span><text:span text:style-name="T80">data.frame</text:span><text:span text:style-name="T6">, </text:span><text:span text:style-name="T20">así como </text:span><text:span text:style-name="T22">ser </text:span><text:span text:style-name="T36">sub</text:span><text:span text:style-name="T20">indizados</text:span><text:span text:style-name="T6"> </text:span><text:span text:style-name="T24">o</text:span><text:span text:style-name="T6"> impres</text:span><text:span text:style-name="T20">os</text:span><text:span text:style-name="T6"> en pantalla. Las clases </text:span><text:span text:style-name="T36">resultantes </text:span><text:span text:style-name="T32">de objetos</text:span><text:span text:style-name="T6"> pueden albergar un vector </text:span><text:span text:style-name="T41">con</text:span><text:span text:style-name="T6"> tales representaciones. </text:span><text:span text:style-name="T36">La función</text:span><text:span text:style-name="T6"> </text:span><text:span text:style-name="T78">getRverision()</text:span><text:span text:style-name="T6">devuelve la versión actual de </text:span><text:span text:style-name="T114">R</text:span><text:span text:style-name="T6"> como un objeto de </text:span><text:span text:style-name="T36">la</text:span><text:span text:style-name="T6"> </text:span><text:span text:style-name="T27">clase</text:span><text:span text:style-name="T6"> </text:span><text:span text:style-name="T78">"R_system_version"</text:span><text:span text:style-name="T6">. </text:span></text:p>
      <text:p text:style-name="P50"><text:span text:style-name="T34">Los </text:span><text:span text:style-name="T6">operador</text:span><text:span text:style-name="T34">es</text:span><text:span text:style-name="T6"> de corchetes </text:span><text:span text:style-name="T34">simples </text:span><text:span text:style-name="T27">( [</text:span><text:span text:style-name="T28"> </text:span><text:span text:style-name="T27">)</text:span><text:span text:style-name="T34"> y</text:span><text:span text:style-name="T30"> </text:span><text:span text:style-name="T27">dobles ( [[</text:span><text:span text:style-name="T28"> </text:span><text:span text:style-name="T27">)</text:span><text:span text:style-name="T6"> </text:span><text:span text:style-name="T28">permite</text:span><text:span text:style-name="T41">n</text:span><text:span text:style-name="T28"> extraer o </text:span><text:span text:style-name="T43">asignar</text:span><text:span text:style-name="T6"> u</text:span><text:span text:style-name="T28">n número de versión</text:span><text:span text:style-name="T6"> </text:span><text:span text:style-name="T28">individual en una posición </text:span><text:span text:style-name="T98">i</text:span><text:span text:style-name="T32"> </text:span><text:span text:style-name="T28">dentro </text:span><text:span text:style-name="T46">de</text:span><text:span text:style-name="T28"> un objeto </text:span><text:span text:style-name="T32">de </text:span><text:span text:style-name="T41">versión numérica,</text:span><text:span text:style-name="T28"> al </text:span><text:span text:style-name="T34">sub</text:span><text:span text:style-name="T28">indizarlo </text:span><text:span text:style-name="T35">como en </text:span><text:span text:style-name="T86">objeto.version[</text:span><text:span text:style-name="T97">i</text:span><text:span text:style-name="T86">]</text:span><text:span text:style-name="T35"> u</text:span><text:span text:style-name="T28"> </text:span><text:span text:style-name="T83">objeto.</text:span><text:span text:style-name="T86">version</text:span><text:span text:style-name="T83">[[</text:span><text:span text:style-name="T96">i</text:span><text:span text:style-name="T83">]]</text:span><text:span text:style-name="T6">. </text:span><text:span text:style-name="T28">En cambio, p</text:span><text:span text:style-name="T6">ara acceder a </text:span><text:span text:style-name="T28">alguno de</text:span><text:span text:style-name="T6"> los enteros </text:span><text:span text:style-name="T28">concatenados</text:span><text:span text:style-name="T6"> de</text:span><text:span text:style-name="T28">ntro de</text:span><text:span text:style-name="T6"> un </text:span><text:span text:style-name="T28">número de</text:span><text:span text:style-name="T6"> versión </text:span><text:span text:style-name="T35">individual</text:span><text:span text:style-name="T6"> </text:span><text:span text:style-name="T35">deberá</text:span><text:span text:style-name="T6"> </text:span><text:span text:style-name="T36">utilizar </text:span><text:span text:style-name="T29">un vector </text:span><text:span text:style-name="T28">con</text:span><text:span text:style-name="T6"> dos </text:span><text:span text:style-name="T35">sub</text:span><text:span text:style-name="T6">índices </text:span><text:span text:style-name="T28">dentro del operador de corchetes, </text:span><text:span text:style-name="T29">de la forma </text:span><text:span text:style-name="T83">objeto.</text:span><text:span text:style-name="T86">version</text:span><text:span text:style-name="T82">[[c(</text:span><text:span text:style-name="T96">i</text:span><text:span text:style-name="T82">,</text:span><text:span text:style-name="T96">j</text:span><text:span text:style-name="T82">)]]</text:span><text:span text:style-name="T29">. </text:span><text:span text:style-name="T36">En este caso,</text:span><text:span text:style-name="T28"> el </text:span><text:span text:style-name="T36">valor del</text:span><text:span text:style-name="T28"> elemento </text:span><text:span text:style-name="T96">i</text:span><text:span text:style-name="T28"> determina</text:span><text:span text:style-name="T41">rá</text:span><text:span text:style-name="T28"> la posición de un número de versión </text:span><text:span text:style-name="T23">individual</text:span><text:span text:style-name="T28"> y el valor del elemento </text:span><text:span text:style-name="T96">j</text:span><text:span text:style-name="T28"> determina</text:span><text:span text:style-name="T41">rá</text:span><text:span text:style-name="T28"> si se </text:span><text:span text:style-name="T41">hace referencia</text:span><text:span text:style-name="T28"> </text:span><text:span text:style-name="T41">al</text:span><text:span text:style-name="T28"> número de </text:span><text:span text:style-name="T33">la </text:span><text:span text:style-name="T28">versión principal (1), </text:span><text:span text:style-name="T33">la </text:span><text:span text:style-name="T28">secundaria (2) o </text:span><text:span text:style-name="T23">de</text:span><text:span text:style-name="T28"> la revisión (</text:span><text:span text:style-name="T31">3</text:span><text:span text:style-name="T28">). </text:span><text:span text:style-name="T35">Finalmente,</text:span><text:span text:style-name="T6"> </text:span><text:span text:style-name="T35">e</text:span><text:span text:style-name="T34">l operador de extracción del signo americano de moneda ( $ ) permite extraer los enteros específicos de un número de versión con las etiquetas </text:span><text:span text:style-name="T88">major</text:span><text:span text:style-name="T34">, </text:span><text:span text:style-name="T88">minor</text:span><text:span text:style-name="T34"> y </text:span><text:span text:style-name="T88">patchlevel</text:span><text:span text:style-name="T34">, pero solo para las clases </text:span><text:span text:style-name="T93">"</text:span><text:span text:style-name="T88">R_system_version</text:span><text:span text:style-name="T93">"</text:span><text:span text:style-name="T34"> y </text:span><text:span text:style-name="T93">"</text:span><text:span text:style-name="T88">package_version</text:span><text:span text:style-name="T93">"</text:span><text:span text:style-name="T34">. </text:span><text:span text:style-name="T33">Para más detalles </text:span><text:span text:style-name="T6">véase </text:span><text:span text:style-name="T33">la sección de</text:span><text:span text:style-name="T6"> ejemplos.</text:span></text:p>
      <text:p text:style-name="P7"><text:soft-page-break/><text:span text:style-name="T6">E</text:span><text:span text:style-name="T43">l operador de asignación </text:span><text:span text:style-name="T49">combinado con</text:span><text:span text:style-name="T43"> el operador </text:span><text:span text:style-name="T49">de extracción</text:span><text:span text:style-name="T43"> del </text:span><text:span text:style-name="T34">signo americano de moneda ( $&lt;- ) </text:span><text:span text:style-name="T43">agregará o modificará el último valor de un objeto de </text:span><text:span text:style-name="T49">las clases de</text:span><text:span text:style-name="T43"> versión numérica, por lo que se recomienda utilizar el operador de asignación solamente con </text:span><text:span text:style-name="T49">cualquiera de</text:span><text:span text:style-name="T43"> los operadores de corchetes para realizar asignaciones a elementos específicos </text:span><text:span text:style-name="T50">de un objeto</text:span><text:span text:style-name="T43">.</text:span></text:p>
      <text:h text:style-name="P45" text:outline-level="2"><text:bookmark-start text:name="__RefHeading___Toc3985_2593559624"/>5. Valor devuelto<text:bookmark-end text:name="__RefHeading___Toc3985_2593559624"/></text:h>
      <text:p text:style-name="P9"><text:span text:style-name="T61">La función </text:span><text:span text:style-name="T90">R_system_version</text:span><text:span text:style-name="T91">()</text:span><text:span text:style-name="T57"> </text:span><text:span text:style-name="T58">devolverá un objeto de la clase </text:span><text:span text:style-name="T93">"</text:span><text:span text:style-name="T90">R_system_version</text:span><text:span text:style-name="T93">"</text:span><text:span text:style-name="T59">. </text:span><text:span text:style-name="T63">Si el objeto</text:span><text:span text:style-name="T58"> </text:span><text:span text:style-name="T63">es</text:span><text:span text:style-name="T58"> </text:span><text:span text:style-name="T63">sub</text:span><text:span text:style-name="T58">indizado con </text:span><text:span text:style-name="T64">alguno de </text:span><text:span text:style-name="T58">los operadores de corchetes </text:span><text:span text:style-name="T64">devolverá</text:span><text:span text:style-name="T63"> un valor de esta clase</text:span><text:span text:style-name="T58"> y </text:span><text:span text:style-name="T63">si </text:span><text:span text:style-name="T64">el valor</text:span><text:span text:style-name="T63">, en cambio,</text:span><text:span text:style-name="T64"> </text:span><text:span text:style-name="T63">es </text:span><text:span text:style-name="T64">extraído </text:span><text:span text:style-name="T63">con</text:span><text:span text:style-name="T58"> el signo americano de moneda ( $ ), seguido de lo</text:span><text:span text:style-name="T60">s nombres</text:span><text:span text:style-name="T58"> </text:span><text:span text:style-name="T89">major</text:span><text:span text:style-name="T58">, </text:span><text:span text:style-name="T89">minor</text:span><text:span text:style-name="T58"> o </text:span><text:span text:style-name="T89">patchlevel</text:span><text:span text:style-name="T62">,</text:span><text:span text:style-name="T58"> </text:span><text:span text:style-name="T63">devolverá un vector de enteros</text:span><text:span text:style-name="T58">. Esta clase </text:span><text:span text:style-name="T60">hereda</text:span><text:span text:style-name="T58"> características </text:span><text:span text:style-name="T65">de la clase </text:span><text:span text:style-name="T93">"</text:span><text:span text:style-name="T94">package_</text:span><text:span text:style-name="T89">version</text:span><text:span text:style-name="T93">"</text:span><text:span text:style-name="T58"> </text:span><text:span text:style-name="T64">y </text:span><text:span text:style-name="T93">"</text:span><text:span text:style-name="T89">numeric version</text:span><text:span text:style-name="T93">"</text:span><text:span text:style-name="T58">.</text:span></text:p>
      <text:p text:style-name="P6"><text:span text:style-name="T61">La función </text:span><text:span text:style-name="T92">package</text:span><text:span text:style-name="T90">_version</text:span><text:span text:style-name="T91">()</text:span><text:span text:style-name="T57"> </text:span><text:span text:style-name="T58">devolverá un objeto de la clase </text:span><text:span text:style-name="T93">"</text:span><text:span text:style-name="T92">package</text:span><text:span text:style-name="T90">_version</text:span><text:span text:style-name="T93">"</text:span><text:span text:style-name="T59">. </text:span><text:span text:style-name="T63">Si el objeto</text:span><text:span text:style-name="T58"> </text:span><text:span text:style-name="T63">es</text:span><text:span text:style-name="T58"> </text:span><text:span text:style-name="T63">sub</text:span><text:span text:style-name="T58">indizado con </text:span><text:span text:style-name="T64">alguno de </text:span><text:span text:style-name="T58">los operadores de corchetes </text:span><text:span text:style-name="T64">devolverá</text:span><text:span text:style-name="T63"> un valor de esta clase,</text:span><text:span text:style-name="T58"> y </text:span><text:span text:style-name="T63">si </text:span><text:span text:style-name="T64">el valor </text:span><text:span text:style-name="T63">es, en cambio, </text:span><text:span text:style-name="T64">extraído </text:span><text:span text:style-name="T63">con</text:span><text:span text:style-name="T58"> el signo americano de moneda ( $ ), seguido de lo</text:span><text:span text:style-name="T60">s nombres</text:span><text:span text:style-name="T58"> </text:span><text:span text:style-name="T89">major</text:span><text:span text:style-name="T58">, </text:span><text:span text:style-name="T89">minor</text:span><text:span text:style-name="T58"> o </text:span><text:span text:style-name="T89">patchlevel</text:span><text:span text:style-name="T58">, </text:span><text:span text:style-name="T63">devolverá un vector de enteros</text:span><text:span text:style-name="T58">. Esta clase </text:span><text:span text:style-name="T60">hereda</text:span><text:span text:style-name="T58"> características </text:span><text:span text:style-name="T65">de la clase</text:span><text:span text:style-name="T58"> </text:span><text:span text:style-name="T93">"</text:span><text:span text:style-name="T89">numeric version</text:span><text:span text:style-name="T93">"</text:span><text:span text:style-name="T58">.</text:span></text:p>
      <text:p text:style-name="P4"><text:span text:style-name="T61">La función </text:span><text:span text:style-name="T92">numeric</text:span><text:span text:style-name="T90">_version</text:span><text:span text:style-name="T91">()</text:span><text:span text:style-name="T57"> </text:span><text:span text:style-name="T58">devolverá un objeto de la clase </text:span><text:span text:style-name="T93">"</text:span><text:span text:style-name="T92">numeric</text:span><text:span text:style-name="T90">_version</text:span><text:span text:style-name="T93">"</text:span><text:span text:style-name="T59"> </text:span><text:span text:style-name="T58">que puede ser </text:span><text:span text:style-name="T66">sub</text:span><text:span text:style-name="T58">indizado </text:span><text:span text:style-name="T62">solamente</text:span><text:span text:style-name="T58"> con </text:span><text:span text:style-name="T61">alguno de los operadores de corchetes</text:span><text:span text:style-name="T58">. </text:span></text:p>
      <text:p text:style-name="P10"><text:span text:style-name="T134">La función </text:span><text:span text:style-name="T142">getRverision()</text:span><text:span text:style-name="T135"> </text:span><text:span text:style-name="T58">dev</text:span><text:span text:style-name="T156">olverá</text:span><text:span text:style-name="T58"> la versión actual de </text:span><text:span text:style-name="T151">R</text:span><text:span text:style-name="T58"> como un objeto de </text:span><text:span text:style-name="T156">la</text:span><text:span text:style-name="T58"> </text:span><text:span text:style-name="T155">clase</text:span><text:span text:style-name="T58"> </text:span><text:span text:style-name="T142">"R_system_version"</text:span><text:span text:style-name="T58">. </text:span></text:p>
      <text:h text:style-name="P45" text:outline-level="2"><text:bookmark-start text:name="__RefHeading___Toc3987_2593559624"/>6. También véase<text:bookmark-end text:name="__RefHeading___Toc3987_2593559624"/></text:h>
      <text:p text:style-name="P5"><text:span text:style-name="Source_20_Text"><text:span text:style-name="T38">La función </text:span></text:span><text:span text:style-name="T117">c</text:span><text:span text:style-name="T118">ompareVersion</text:span><text:span text:style-name="T87">()</text:span><text:span text:style-name="T42"> </text:span><text:span text:style-name="T23">para comparar dos números de versió</text:span><text:span text:style-name="T38">n</text:span><text:span text:style-name="T23"> y determinar cuál es </text:span><text:span text:style-name="T47">el</text:span><text:span text:style-name="T23"> más reciente.</text:span></text:p>
      <text:p text:style-name="P2"><text:span text:style-name="T38">La función </text:span><text:span text:style-name="T116">packageVersion</text:span><text:span text:style-name="T81">()</text:span><text:span text:style-name="T4"> para </text:span><text:span text:style-name="T14">consultar</text:span><text:span text:style-name="T4"> la versión de un paquete de </text:span><text:span text:style-name="T113">R</text:span><text:span text:style-name="T4">. </text:span></text:p>
      <text:p text:style-name="P13"><text:span text:style-name="T67">La función </text:span><text:span text:style-name="T116">R.</text:span><text:span text:style-name="T119">V</text:span><text:span text:style-name="T116">ersion</text:span><text:span text:style-name="T77">()</text:span><text:span text:style-name="T4"> para </text:span><text:span text:style-name="T25">obtener información sobre</text:span><text:span text:style-name="T4"> la versión de R así como la información que hay detrás de </text:span><text:span text:style-name="T77">ge</text:span><text:span text:style-name="T81">t</text:span><text:span text:style-name="T77">Rversion()</text:span><text:span text:style-name="T4">.</text:span></text:p>
      <text:h text:style-name="P44" text:outline-level="2"><text:bookmark-start text:name="__RefHeading___Toc3989_2593559624"/><text:span text:style-name="T108">7. </text:span><text:span text:style-name="T107">E</text:span><text:span text:style-name="T109">jemplos</text:span><text:bookmark-end text:name="__RefHeading___Toc3989_2593559624"/></text:h>
      <text:p text:style-name="P14">x &lt;- package_version(c("1.2-4", "1.2-3", "2.1"))</text:p>
      <text:p text:style-name="P32">x &lt; "1.4-2.3"</text:p>
      <text:p text:style-name="P32">c(min(x), max(x))</text:p>
      <text:p text:style-name="P32">x[2, 2]</text:p>
      <text:p text:style-name="P32">x$major</text:p>
      <text:p text:style-name="P32">x$minor</text:p>
      <text:p text:style-name="P32"/>
      <text:p text:style-name="P38"><text:span text:style-name="T69">## "</text:span><text:span text:style-name="T71">Solución" a</text:span><text:span text:style-name="T75">lternativa para</text:span><text:span text:style-name="T72"> </text:span><text:span text:style-name="T75">una </text:span><text:span text:style-name="T73">versión antigua </text:span><text:span text:style-name="T75">de R</text:span></text:p>
      <text:p text:style-name="P32">if(getRversion() &lt;= "2.5.0") { </text:p>
      <text:p text:style-name="P33"><text:s text:c="2"/><text:span text:style-name="T1">cat("</text:span><text:span text:style-name="T2">Tu versión de R</text:span><text:span text:style-name="T1">, ", as.character(getRversion()),</text:span></text:p>
      <text:p text:style-name="P34"><text:s text:c="6"/><text:span text:style-name="T1">", </text:span><text:span text:style-name="T2"><text:s/>es</text:span><text:span text:style-name="T3">tá</text:span><text:span text:style-name="T2"> obsoleta</text:span><text:span text:style-name="T1">.\n",</text:span></text:p>
      <text:p text:style-name="P37"><text:span text:style-name="T76"><text:s text:c="6"/></text:span><text:span text:style-name="T69">"</text:span><text:span text:style-name="T73">Intentando </text:span><text:span text:style-name="T74">darle la vuelta</text:span><text:span text:style-name="T69">...\n", sep = "")</text:span></text:p>
      <text:p text:style-name="P32">}</text:p>
      <text:p text:style-name="P35"/>
      <text:p text:style-name="P36"><text:span text:style-name="T69">x[[c(1, 3)]] <text:s text:c="6"/># '4' </text:span><text:span text:style-name="T73">como vector numérico</text:span><text:span text:style-name="T69">, </text:span><text:span text:style-name="T70">lo mismo que</text:span><text:span text:style-name="T69"> x[1, 3]</text:span></text:p>
      <text:p text:style-name="P36"><text:soft-page-break/><text:span text:style-name="T69">x[1, 3] <text:s text:c="11"/># </text:span><text:span text:style-name="T73">4 como entero</text:span></text:p>
      <text:p text:style-name="P36"><text:span text:style-name="T69">x[[2, 3]] &lt;- 0 <text:s text:c="4"/># </text:span><text:span text:style-name="T73">poner la revisión con el valor 0</text:span></text:p>
      <text:p text:style-name="P32">x[[c(2, 3)]] &lt;- 0 <text:s/># <text:span text:style-name="T146">lo mismo</text:span></text:p>
      <text:p text:style-name="P32">x</text:p>
      <text:p text:style-name="P32">x[[3]] &lt;- "2.2.3"; x</text:p>
      <text:p text:style-name="P32">x &lt;- c(x, package_version("0.0"))</text:p>
      <text:p text:style-name="P32">is.na(x)[4] &lt;- TRUE</text:p>
      <text:p text:style-name="P32">stopifnot(identical(is.na(x), c(rep(FALSE,3), TRUE)),</text:p>
      <text:p text:style-name="P29"><text:s text:c="8"/><text:span text:style-name="T1">anyNA(x))</text:span></text:p>
      <text:h text:style-name="P45" text:outline-level="2"><text:bookmark-start text:name="__RefHeading___Toc3991_2593559624"/>7. Código fuente<text:bookmark-end text:name="__RefHeading___Toc3991_2593559624"/></text:h>
      <text:h text:style-name="P46" text:outline-level="3"><text:bookmark-start text:name="__RefHeading___Toc3993_2593559624"/><text:span text:style-name="T157">A</text:span>. <text:span text:style-name="T144">R_system_version()</text:span><text:bookmark-end text:name="__RefHeading___Toc3993_2593559624"/></text:h>
      <text:p text:style-name="P28">function (x, strict = TRUE) </text:p>
      <text:p text:style-name="P28"><text:s text:c="2"/>.make_numeric_version(x, strict, .standard_regexps()$valid_R_system_version, </text:p>
      <text:p text:style-name="P28"><text:s text:c="24"/>c("R_system_version", "package_version"))</text:p>
      <text:p text:style-name="P28"/>
      <text:h text:style-name="P27" text:outline-level="3"><text:bookmark-start text:name="__RefHeading___Toc3995_2593559624"/><text:span text:style-name="T68">B.</text:span><text:span text:style-name="T99"> package_version()</text:span><text:bookmark-end text:name="__RefHeading___Toc3995_2593559624"/></text:h>
      <text:p text:style-name="P28">function (x, strict = TRUE) </text:p>
      <text:p text:style-name="P28">{</text:p>
      <text:p text:style-name="P28"><text:s text:c="2"/>if (is.list(x) &amp;&amp; all(c("major", "minor") %in% names(x))) </text:p>
      <text:p text:style-name="P28"><text:s text:c="4"/>return(R_system_version(paste(x[c("major", "minor")], </text:p>
      <text:p text:style-name="P28"><text:s text:c="34"/>collapse = ".")))</text:p>
      <text:p text:style-name="P28"><text:s text:c="2"/>.make_numeric_version(x, strict, .standard_regexps()$valid_package_version, </text:p>
      <text:p text:style-name="P28"><text:s text:c="24"/>"package_version")</text:p>
      <text:p text:style-name="P28">}</text:p>
      <text:p text:style-name="P28"/>
      <text:h text:style-name="P26" text:outline-level="3"><text:bookmark-start text:name="__RefHeading___Toc3997_2593559624"/><text:span text:style-name="T136">C.</text:span><text:span text:style-name="T145"> numeric_version()</text:span><text:bookmark-end text:name="__RefHeading___Toc3997_2593559624"/></text:h>
      <text:p text:style-name="P28">function (x, strict = TRUE) </text:p>
      <text:p text:style-name="P28"><text:s text:c="2"/>.make_numeric_version(x, strict, .standard_regexps()$valid_numeric_version)</text:p>
      <text:p text:style-name="P25"/>
      <text:p text:style-name="P40"/>
      <text:p text:style-name="P11"><text:span text:style-name="T4">[P</text:span><text:span text:style-name="T38">aquete</text:span><text:span text:style-name="T4"> </text:span><text:span text:style-name="Emphasis"><text:span text:style-name="T95">base</text:span></text:span><text:span text:style-name="T4"> versión 4.0.2 ]</text:span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ans1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a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3T15:04:24.939468947</meta:creation-date>
    <dc:date>2021-02-01T16:07:20.931649111</dc:date>
    <meta:editing-duration>PT2H50M7S</meta:editing-duration>
    <meta:editing-cycles>49</meta:editing-cycles>
    <meta:generator>LibreOffice/7.0.3.1$MacOSX_X86_64 LibreOffice_project/d7547858d014d4cf69878db179d326fc3483e082</meta:generator>
    <meta:document-statistic meta:table-count="2" meta:image-count="0" meta:object-count="0" meta:page-count="4" meta:paragraph-count="92" meta:word-count="1115" meta:character-count="7469" meta:non-whitespace-character-count="6293"/>
  </office:meta>
</office:document-meta>
</file>